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48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2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>@@@</text:p>
      <text:p text:style-name="P6">----------------------------------------------------------------- [XXX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1.27(月) ~ 2020.2.2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XXX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19.9.16(月) ~ 2019.9.22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4007609292269242087" text:style-name="L1">
        <text:list-item>
          <text:p text:style-name="P38">email</text:p>
          <text:list>
            <text:list-item>
              <text:p text:style-name="P38">C – N (new mail)</text:p>
            </text:list-item>
          </text:list>
        </text:list-item>
        <text:list-item>
          <text:p text:style-name="P39">doc</text:p>
          <text:list>
            <text:list-item>
              <text:p text:style-name="P39">“TEMPLATE” → DUP</text:p>
            </text:list-item>
            <text:list-item>
              <text:p text:style-name="P39"><text:soft-page-break/>time label</text:p>
            </text:list-item>
            <text:list-item>
              <text:p text:style-name="P39">data</text:p>
              <text:list>
                <text:list-item>
                  <text:p text:style-name="P39">“<text:span text:style-name="T13">期間</text:span>”</text:p>
                </text:list-item>
              </text:list>
            </text:list-item>
            <text:list-item>
              <text:p text:style-name="P39">mail subject line</text:p>
            </text:list-item>
            <text:list-item>
              <text:p text:style-name="P39">message sentences <text:span text:style-name="T13">（「先週」、「今週）」</text:span></text:p>
            </text:list-item>
          </text:list>
        </text:list-item>
        <text:list-item>
          <text:p text:style-name="P39">doc : <text:span text:style-name="T13">請求書</text:span></text:p>
          <text:list>
            <text:list-item>
              <text:p text:style-name="P38">file</text:p>
              <text:list>
                <text:list-item>
                  <text:p text:style-name="P38">DUP → 交通費請求書.用紙.orig – コピー.jpg</text:p>
                </text:list-item>
                <text:list-item>
                  <text:p text:style-name="P38">file name → change</text:p>
                </text:list-item>
                <text:list-item>
                  <text:p text:style-name="P38">Ret (open)</text:p>
                </text:list-item>
              </text:list>
            </text:list-item>
            <text:list-item>
              <text:p text:style-name="P38">M – o &gt; ↓ &gt; Ret (open paint)</text:p>
            </text:list-item>
            <text:list-item>
              <text:p text:style-name="P38">paint</text:p>
              <text:list>
                <text:list-item>
                  <text:p text:style-name="P38">日付<text:tab/><text:tab/>16 pt</text:p>
                </text:list-item>
                <text:list-item>
                  <text:p text:style-name="P38">会社名、現場名<text:tab/>16 pt</text:p>
                </text:list-item>
                <text:list-item>
                  <text:p text:style-name="P38">交通経路<text:tab/>12 pt</text:p>
                </text:list-item>
                <text:list-item>
                  <text:p text:style-name="P38">経路別金額<text:tab/>12 pt</text:p>
                </text:list-item>
                <text:list-item>
                  <text:p text:style-name="P38">往復金額<text:tab/>16 pt → <office:annotation office:name="__Annotation__4770_681090022"><dc:creator>iwabuchi ken</dc:creator><dc:date>2019-11-08T10:37:03.24</dc:date><text:p text:style-name="P54"><text:span text:style-name="T16">change</text:span></text:p></office:annotation>14<office:annotation-end office:name="__Annotation__4770_681090022"/></text:p>
                </text:list-item>
                <text:list-item>
                  <text:p text:style-name="P38">今回請求<text:tab/>20 --&gt; <office:annotation office:name="__Annotation__4769_681090022"><dc:creator>iwabuchi ken</dc:creator><dc:date>2019-11-08T10:36:50.24</dc:date><text:p text:style-name="P54"><text:span text:style-name="T16">change</text:span></text:p></office:annotation>18<office:annotation-end office:name="__Annotation__4769_681090022"/></text:p>
                </text:list-item>
                <text:list-item>
                  <text:p text:style-name="P38">提出日<text:tab/><text:tab/>18 → <office:annotation office:name="__Annotation__4775_681090022"><dc:creator>iwabuchi ken</dc:creator><dc:date>2019-11-08T10:37:52.24</dc:date><text:p text:style-name="P54"><text:span text:style-name="T16">change</text:span></text:p></office:annotation>14 → <office:annotation office:name="__Annotation__19239_166530446"><dc:creator>iwabuchi ken</dc:creator><dc:date>2019-11-16T16:36:51.24</dc:date><text:p text:style-name="P54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38">file</text:p>
              <text:list>
                <text:list-item>
                  <text:p text:style-name="P38">DUP</text:p>
                </text:list-item>
              </text:list>
            </text:list-item>
            <text:list-item>
              <text:p text:style-name="P38">paint</text:p>
              <text:list>
                <text:list-item>
                  <text:p text:style-name="P38">size → change, 70 %</text:p>
                </text:list-item>
              </text:list>
            </text:list-item>
          </text:list>
        </text:list-item>
        <text:list-item>
          <text:p text:style-name="P38">doc</text:p>
          <text:list>
            <text:list-item>
              <text:p text:style-name="P38">write → 金額</text:p>
            </text:list-item>
          </text:list>
        </text:list-item>
        <text:list-item>
          <text:p text:style-name="P39">email</text:p>
          <text:list>
            <text:list-item>
              <text:p text:style-name="P39"><text:soft-page-break/>C – n (new)</text:p>
            </text:list-item>
            <text:list-item>
              <text:p text:style-name="P39">C – S – a (append)</text:p>
            </text:list-item>
            <text:list-item>
              <text:p text:style-name="P39">C/P</text:p>
              <text:list>
                <text:list-item>
                  <text:p text:style-name="P39">title line</text:p>
                </text:list-item>
                <text:list-item>
                  <text:p text:style-name="P39">main lines</text:p>
                </text:list-item>
              </text:list>
            </text:list-item>
            <text:list-item>
              <text:p text:style-name="P39">F6 (move to “To” box)</text:p>
            </text:list-item>
            <text:list-item>
              <text:p text:style-name="P39">“yoko” &gt; Ret (auto suggestion → choose)</text:p>
            </text:list-item>
            <text:list-item>
              <text:p text:style-name="P39">validate</text:p>
              <text:list>
                <text:list-item>
                  <text:p text:style-name="P38">lines</text:p>
                  <text:list>
                    <text:list-item>
                      <text:p text:style-name="P38">期間</text:p>
                    </text:list-item>
                    <text:list-item>
                      <text:p text:style-name="P38">合計</text:p>
                    </text:list-item>
                  </text:list>
                </text:list-item>
                <text:list-item>
                  <text:p text:style-name="P38">file</text:p>
                  <text:list>
                    <text:list-item>
                      <text:p text:style-name="P38">open</text:p>
                    </text:list-item>
                    <text:list-item>
                      <text:p text:style-name="P38">日付</text:p>
                    </text:list-item>
                    <text:list-item>
                      <text:p text:style-name="P38">曜日（火曜の仕事、水曜の欄に書いているか？）</text:p>
                    </text:list-item>
                    <text:list-item>
                      <text:p text:style-name="P38">金額（合計 : 小計、合計）</text:p>
                    </text:list-item>
                    <text:list-item>
                      <text:p text:style-name="P38">提出日（本日か？）</text:p>
                    </text:list-item>
                  </text:list>
                </text:list-item>
              </text:list>
            </text:list-item>
            <text:list-item>
              <text:p text:style-name="P38">C – Ret (send)</text:p>
            </text:list-item>
          </text:list>
        </text:list-item>
        <text:list-item>
          <text:p text:style-name="P38">doc</text:p>
          <text:list>
            <text:list-item>
              <text:p text:style-name="P38">move “@@@” to the last section</text:p>
            </text:list-item>
            <text:list-item>
              <text:p text:style-name="P40">DUP → template</text:p>
            </text:list-item>
          </text:list>
        </text:list-item>
        <text:list-item>
          <text:p text:style-name="P38">mailer</text:p>
          <text:list>
            <text:list-item>
              <text:p text:style-name="P38">“送信済み” → select</text:p>
            </text:list-item>
            <text:list-item>
              <text:p text:style-name="P38">validate</text:p>
              <text:list>
                <text:list-item>
                  <text:p text:style-name="P38">期間</text:p>
                </text:list-item>
                <text:list-item>
                  <text:p text:style-name="P38">金額</text:p>
                </text:list-item>
                <text:list-item>
                  <text:p text:style-name="P38"><text:soft-page-break/>送信先</text:p>
                </text:list-item>
              </text:list>
            </text:list-item>
          </text:list>
        </text:list-item>
        <text:list-item>
          <text:p text:style-name="P38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2-03T15:20:37.61</dc:date>
    <dc:creator>iwabuchi ken</dc:creator>
    <meta:editing-duration>PT6H40M35S</meta:editing-duration>
    <meta:editing-cycles>47</meta:editing-cycles>
    <meta:generator>OpenOffice/4.1.3$Win32 OpenOffice.org_project/413m1$Build-9783</meta:generator>
    <meta:document-statistic meta:table-count="27" meta:image-count="0" meta:object-count="0" meta:page-count="18" meta:paragraph-count="449" meta:word-count="2575" meta:character-count="8853"/>
  </office:meta>
</office:document-meta>
</file>